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erif" officeooo:paragraph-rsid="0019b570"/>
    </style:style>
    <style:style style:name="P2" style:family="paragraph" style:parent-style-name="Horizontal_20_Line">
      <style:text-properties officeooo:paragraph-rsid="0019b570"/>
    </style:style>
    <style:style style:name="P3" style:family="paragraph" style:parent-style-name="Text_20_body">
      <style:text-properties officeooo:paragraph-rsid="0019b570"/>
    </style:style>
    <style:style style:name="P4" style:family="paragraph" style:parent-style-name="Text_20_body">
      <style:text-properties officeooo:paragraph-rsid="001a71d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officeooo:rsid="00057d95"/>
    </style:style>
    <style:style style:name="T4" style:family="text">
      <style:text-properties fo:font-variant="normal" fo:text-transform="none" fo:color="#d83713" loext:opacity="100%" style:font-name="Liberation Serif" fo:font-size="14pt" fo:letter-spacing="normal" fo:font-style="normal" fo:font-weight="normal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2">Heritage: Hồ Hoàn Kiếm và Đền Ngọc Sơn: heritageId: </text:span></text:span><text:span text:style-name="Strong_20_Emphasis"><text:span text:style-name="T4">67f3edb13834bd66e6e1c67f</text:span></text:span></text:p>
      <text:p text:style-name="P3"><text:span text:style-name="Strong_20_Emphasis"><text:span text:style-name="T1">Link tham khảo: </text:span></text:span><text:a xlink:type="simple" xlink:href="https://dsvh.gov.vn/di-tich-lich-su-va-danh-lam-thang-canh-ho-hoan-kiem-va-den-ngoc-son-2978" text:style-name="Internet_20_link" text:visited-style-name="Visited_20_Internet_20_Link"><text:span text:style-name="Strong_20_Emphasis"><text:span text:style-name="T3">Hồ Hoàn Kiếm và đền Ngọc Sơn</text:span></text:span></text:a></text:p>
      <text:p text:style-name="P4"><text:span text:style-name="Strong_20_Emphasis"><text:span text:style-name="T1">Câu 1:</text:span></text:span></text:p>
      <text:p text:style-name="P4"><text:span text:style-name="T1">Truyền thuyết Hồ Hoàn Kiếm gắn liền với nhân vật lịch sử nào?</text:span></text:p>
      <text:p text:style-name="P4"><text:span text:style-name="T1">A. Trần Hưng Đạo</text:span></text:p>
      <text:p text:style-name="P4"><text:span text:style-name="T1">B. Lê Thái Tổ (Lê Lợi)</text:span></text:p>
      <text:p text:style-name="P4"><text:span text:style-name="T1">C. Nguyễn Trãi</text:span></text:p>
      <text:p text:style-name="P4"><text:span text:style-name="T1">D. Quang Trung</text:span></text:p>
      <text:p text:style-name="P4"><text:span text:style-name="Strong_20_Emphasis"><text:span text:style-name="T1">Đáp án đúng:</text:span></text:span><text:span text:style-name="T1"> B. Lê Thái Tổ (Lê Lợi)</text:span></text:p>
      <text:p text:style-name="P4"><text:span text:style-name="Strong_20_Emphasis"><text:span text:style-name="T1">Giải thích: </text:span></text:span><text:span text:style-name="T1">Truyền thuyết kể rằng vua Lê Thái Tổ được Rùa thần đòi lại gươm báu tại hồ, từ đó hồ có tên gọi là Hồ Hoàn Kiếm.</text:span></text:p>
      <text:p text:style-name="P1"/>
      <text:p text:style-name="P4"><text:span text:style-name="Strong_20_Emphasis"><text:span text:style-name="T1">Câu 2:</text:span></text:span></text:p>
      <text:p text:style-name="P4"><text:span text:style-name="T1">Đền Ngọc Sơn thờ ai là nhân vật lịch sử tiêu biểu của dân tộc?</text:span></text:p>
      <text:p text:style-name="P4"><text:span text:style-name="T1">A. Lý Thường Kiệt</text:span></text:p>
      <text:p text:style-name="P4"><text:span text:style-name="T1">B. Hưng Đạo Đại Vương Trần Quốc Tuấn</text:span></text:p>
      <text:p text:style-name="P4"><text:span text:style-name="T1">C. Phùng Hưng</text:span></text:p>
      <text:p text:style-name="P4"><text:span text:style-name="T1">D. Hai Bà Trưng</text:span></text:p>
      <text:p text:style-name="P4"><text:span text:style-name="Strong_20_Emphasis"><text:span text:style-name="T1">Đáp án đúng:</text:span></text:span><text:span text:style-name="T1"> B. Hưng Đạo Đại Vương Trần Quốc Tuấn</text:span></text:p>
      <text:p text:style-name="P4"><text:span text:style-name="Strong_20_Emphasis"><text:span text:style-name="T1">Giải thích: </text:span></text:span><text:span text:style-name="T1">Đền Ngọc Sơn thờ Hưng Đạo Đại Vương Trần Quốc Tuấn - danh tướng có công lớn trong sự nghiệp chống quân Nguyên - Mông.</text:span></text:p>
      <text:p text:style-name="P1"/>
      <text:p text:style-name="P4"><text:span text:style-name="Strong_20_Emphasis"><text:span text:style-name="T1">Câu 3:</text:span></text:span></text:p>
      <text:p text:style-name="P4"><text:span text:style-name="T1">Cầu Thê Húc dẫn vào Đền Ngọc Sơn có màu sắc đặc trưng nào?</text:span></text:p>
      <text:p text:style-name="P4"><text:span text:style-name="T1">A. Xanh lam</text:span></text:p>
      <text:p text:style-name="P4"><text:span text:style-name="T1">B. Đỏ son</text:span></text:p>
      <text:p text:style-name="P4"><text:span text:style-name="T1">C. Vàng nghệ</text:span></text:p>
      <text:p text:style-name="P4"><text:span text:style-name="T1">D. Trắng ngà</text:span></text:p>
      <text:p text:style-name="P4"><text:span text:style-name="Strong_20_Emphasis"><text:span text:style-name="T1">Đáp án đúng:</text:span></text:span><text:span text:style-name="T1"> B. Đỏ son<text:line-break/></text:span><text:span text:style-name="Strong_20_Emphasis"><text:span text:style-name="T1">Giải thích: </text:span></text:span><text:span text:style-name="T1">Cầu Thê Húc nổi bật với màu đỏ son rực rỡ, tượng trưng cho sự may mắn và trường tồn.</text:span></text:p>
      <text:p text:style-name="P1"/>
      <text:p text:style-name="P4"><text:soft-page-break/><text:span text:style-name="Strong_20_Emphasis"><text:span text:style-name="T1">Câu 4:</text:span></text:span></text:p>
      <text:p text:style-name="P4"><text:span text:style-name="T1">Kiến trúc Đền Ngọc Sơn là sự kết hợp của những phong cách nào?</text:span></text:p>
      <text:p text:style-name="P4"><text:span text:style-name="T1">A. Ấn Độ và Trung Hoa</text:span></text:p>
      <text:p text:style-name="P4"><text:span text:style-name="T1">B. Pháp và Việt Nam</text:span></text:p>
      <text:p text:style-name="P4"><text:span text:style-name="T1">C. Việt Nam, Trung Hoa và Tây phương</text:span></text:p>
      <text:p text:style-name="P4"><text:span text:style-name="T1">D. Chỉ Việt Nam cổ</text:span></text:p>
      <text:p text:style-name="P4"><text:span text:style-name="Strong_20_Emphasis"><text:span text:style-name="T1">Đáp án đúng:</text:span></text:span><text:span text:style-name="T1"> C. Việt Nam, Trung Hoa và Tây phương</text:span></text:p>
      <text:p text:style-name="P4"><text:span text:style-name="Strong_20_Emphasis"><text:span text:style-name="T1">Giải thích: </text:span></text:span><text:span text:style-name="T1">Kiến trúc Đền Ngọc Sơn kết hợp hài hòa nhiều yếu tố từ văn hóa Việt Nam, Trung Hoa và phong cách Tây phương, tạo nên vẻ đẹp độc đáo.</text:span></text:p>
      <text:p text:style-name="P1"/>
      <text:p text:style-name="P4"><text:span text:style-name="Strong_20_Emphasis"><text:span text:style-name="T1">Câu 5: </text:span></text:span><text:span text:style-name="T1">Đền Ngọc Sơn được xây dựng trên hòn đảo nhỏ nằm ở vị trí nào trên hồ Hoàn Kiếm?</text:span></text:p>
      <text:p text:style-name="P4"><text:span text:style-name="T1">A. Ở giữa hồ</text:span></text:p>
      <text:p text:style-name="P4"><text:span text:style-name="T1">B. Ở bờ Bắc hồ</text:span></text:p>
      <text:p text:style-name="P4"><text:span text:style-name="T1">C. Ở bờ Tây hồ</text:span></text:p>
      <text:p text:style-name="P4"><text:span text:style-name="T1">D. Ở bờ Đông hồ</text:span></text:p>
      <text:p text:style-name="P4"><text:span text:style-name="Strong_20_Emphasis"><text:span text:style-name="T1">Đáp án đúng:</text:span></text:span><text:span text:style-name="T1"> B. Ở bờ Bắc hồ</text:span></text:p>
      <text:p text:style-name="P4"><text:span text:style-name="Strong_20_Emphasis"><text:span text:style-name="T1">Giải thích: </text:span></text:span><text:span text:style-name="T1">Đền Ngọc Sơn tọa lạc trên một hòn đảo nhỏ gần bờ Bắc hồ Hoàn Kiếm và nối với đất liền qua Cầu Thê Húc.</text:span></text:p>
      <text:p text:style-name="P1"/>
      <text:p text:style-name="P4"><text:span text:style-name="Strong_20_Emphasis"><text:span text:style-name="T1">Câu 6: </text:span></text:span><text:span text:style-name="T1">Tên gọi "Ngọc Sơn" của đền mang ý nghĩa gì?</text:span></text:p>
      <text:p text:style-name="P4"><text:span text:style-name="T1">A. Đền thần bảo vệ núi thiêng</text:span></text:p>
      <text:p text:style-name="P4"><text:span text:style-name="T1">B. Đền trên núi ngọc</text:span></text:p>
      <text:p text:style-name="P4"><text:span text:style-name="T1">C. Đền bảo vệ kho báu</text:span></text:p>
      <text:p text:style-name="P4"><text:span text:style-name="T1">D. Đền bên hồ linh thiêng</text:span></text:p>
      <text:p text:style-name="P4"><text:span text:style-name="Strong_20_Emphasis"><text:span text:style-name="T1">Đáp án đúng:</text:span></text:span><text:span text:style-name="T1"> B. Đền trên núi ngọc</text:span></text:p>
      <text:p text:style-name="P4"><text:span text:style-name="Strong_20_Emphasis"><text:span text:style-name="T1">Giải thích: </text:span></text:span><text:span text:style-name="T1">"Ngọc Sơn" nghĩa là "Núi Ngọc", dù đền nằm trên đảo, tên gọi thể hiện sự tôn kính và thiêng liêng, ví nơi đây như một núi ngọc giữa hồ.</text:span></text:p>
      <text:p text:style-name="P2"><text:span text:style-name="Strong_20_Emphasis"><text:span text:style-name="T1"/></text:span></text:p>
      <text:p text:style-name="P3"><text:span text:style-name="Strong_20_Emphasis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6:29:42.891211036</meta:creation-date>
    <dc:date>2025-04-27T16:53:28.871741987</dc:date>
    <meta:editing-duration>PT3M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7" meta:word-count="453" meta:character-count="1928" meta:non-whitespace-character-count="1522"/>
  </office:meta>
</office:document-meta>
</file>